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Helvetica" svg:font-family="Helvetica"/>
    <style:font-face style:name="Monaco" svg:font-family="Monaco"/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/>
      <style:text-properties fo:color="#000000" style:font-name="Times New Roman" fo:font-size="12pt"/>
    </style:style>
    <style:style style:name="P2" style:family="paragraph" style:parent-style-name="Standard">
      <style:paragraph-properties fo:margin-top="0cm" fo:margin-bottom="0.212cm"/>
      <style:text-properties style:font-name="Times New Roman" fo:font-size="12pt"/>
    </style:style>
    <style:style style:name="P3" style:family="paragraph" style:parent-style-name="Standard">
      <style:paragraph-properties fo:margin-top="0.423cm" fo:margin-bottom="0.212cm"/>
      <style:text-properties fo:color="#000000" style:font-name="Arial" fo:font-size="12pt" fo:font-weight="bold"/>
    </style:style>
    <style:style style:name="P4" style:family="paragraph" style:parent-style-name="Standard" style:list-style-name="L1">
      <style:paragraph-properties fo:margin-top="0cm" fo:margin-bottom="0.212cm"/>
      <style:text-properties fo:color="#000000" style:font-name="Times New Roman" fo:font-size="12pt"/>
    </style:style>
    <style:style style:name="P5" style:family="paragraph" style:parent-style-name="Standard" style:list-style-name="L2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Helvetica" fo:font-size="16pt" fo:font-weight="bold"/>
    </style:style>
    <style:style style:name="P6" style:family="paragraph" style:parent-style-name="Standard" style:list-style-name="L2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Helvetica" fo:font-size="13pt"/>
    </style:style>
    <style:style style:name="P7" style:family="paragraph" style:parent-style-name="Standard" style:list-style-name="L3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 New Roman" fo:font-size="12pt"/>
    </style:style>
    <style:style style:name="P8" style:family="paragraph" style:parent-style-name="Standard" style:list-style-name="L2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 New Roman" fo:font-size="12pt"/>
    </style:style>
    <style:style style:name="P9" style:family="paragraph" style:parent-style-name="Standard" style:list-style-name="L3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2a00ff" style:font-name="Monaco" fo:font-size="11pt"/>
    </style:style>
    <style:style style:name="P10" style:family="paragraph" style:parent-style-name="Standard" style:list-style-name="L2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8000" style:font-name="Times New Roman" fo:font-size="10pt"/>
    </style:style>
    <style:style style:name="P11" style:family="paragraph" style:parent-style-name="Standard" style:list-style-name="L3">
      <style:paragraph-properties fo:margin-left="2.54cm" fo:margin-right="0cm" fo:margin-top="0cm" fo:margin-bottom="0.212cm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00000" style:font-name="Times New Roman" fo:font-size="12pt"/>
    </style:style>
    <style:style style:name="T1" style:family="text">
      <style:text-properties fo:color="#000000" style:font-name="Times New Roman" fo:font-size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⁃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⁃">
        <style:list-level-properties text:space-before="0.635cm" text:min-label-width="0.635cm"/>
      </text:list-level-style-bullet>
      <text:list-level-style-bullet text:level="2" text:bullet-char="⁃">
        <style:list-level-properties text:space-before="1.27cm" text:min-label-width="0.635cm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mplementation</text:p>
      <text:p text:style-name="P1">Bayeux Server</text:p>
      <text:list xml:id="list1899570692" text:style-name="L1">
        <text:list-item>
          <text:p text:style-name="P4"/>
        </text:list-item>
      </text:list>
      <text:p text:style-name="P1"><text:s text:c="2"/>- Server API</text:p>
      <text:list xml:id="list1820744692" text:style-name="L2">
        <text:list-item>
          <text:p text:style-name="P5">Server-side Multiple clients detection</text:p>
        </text:list-item>
        <text:list-item>
          <text:p text:style-name="P6">application/x-www-form-urlencoded </text:p>
        </text:list-item>
      </text:list>
      <text:p text:style-name="P1">Body über Proxy</text:p>
      <text:p text:style-name="P1">Java-Script regressions tests</text:p>
      <text:p text:style-name="P1">Java-Script statische Code analyse</text:p>
      <text:p text:style-name="P1">Buildsystem</text:p>
      <text:p text:style-name="P1">- Alles Exes bauen</text:p>
      <text:p text:style-name="P1">- Coverage Analyse laufen lassen</text:p>
      <text:p text:style-name="P1">Comet-Server</text:p>
      <text:list xml:id="list1989572891" text:style-name="L3">
        <text:list-item>
          <text:p text:style-name="P7">C++ Language Bindings</text:p>
          <text:list>
            <text:list-item>
              <text:p text:style-name="P11">Stress tests fur unterschiedliche Anwendungscenarien</text:p>
            </text:list-item>
          </text:list>
        </text:list-item>
        <text:list-item>
          <text:p text:style-name="P7">Löschen unbeobachteter Knoten</text:p>
        </text:list-item>
        <text:list-item>
          <text:p text:style-name="P7">Statistik für </text:p>
        </text:list-item>
        <text:list-item>
          <text:p text:style-name="P7">Dokumentation fur C++ Language Bindings</text:p>
        </text:list-item>
        <text:list-item>
          <text:p text:style-name="P9"><text:span text:style-name="T1">body_decoder kann nurd "</text:span>Content-Length" encoded bodies decodieren</text:p>
        </text:list-item>
      </text:list>
      <text:p text:style-name="P1"><text:s/>http://www.wikipedia.org/search-redirect.php?search=url+encoding&amp;language=de&amp;go=++→++&amp;go=Go</text:p>
      <text:p text:style-name="P1">Comet-Client</text:p>
      <text:list xml:id="list258091806" text:style-name="L2">
        <text:list-item>
          <text:p text:style-name="P8">Interface</text:p>
        </text:list-item>
        <text:list-item>
          <text:p text:style-name="P8">Cache</text:p>
        </text:list-item>
      </text:list>
      <text:p text:style-name="P1">Routing</text:p>
      <text:p text:style-name="P1">Server Configuration</text:p>
      <text:p text:style-name="P1">Logging</text:p>
      <text:list xml:id="list450057388" text:style-name="L3">
        <text:list-item>
          <text:p text:style-name="P7">Daten für Fehleranalyse (kein Debugging)</text:p>
          <text:list>
            <text:list-item>
              <text:p text:style-name="P11">Fehlermeldung</text:p>
            </text:list-item>
            <text:list-item>
              <text:p text:style-name="P11">Kontext</text:p>
            </text:list-item>
          </text:list>
        </text:list-item>
        <text:list-item>
          <text:p text:style-name="P7">Daten für Performanzeanalyse</text:p>
          <text:list>
            <text:list-item>
              <text:p text:style-name="P11">requests</text:p>
            </text:list-item>
            <text:list-item>
              <text:p text:style-name="P11">responses</text:p>
            </text:list-item>
            <text:list-item>
              <text:p text:style-name="P11">Verbindungsaufbau/abbruch</text:p>
            </text:list-item>
            <text:list-item>
              <text:p text:style-name="P11">Zeiten</text:p>
            </text:list-item>
          </text:list>
        </text:list-item>
        <text:list-item>
          <text:p text:style-name="P7">Auffindbarkeit</text:p>
          <text:list>
            <text:list-item>
              <text:p text:style-name="P11"><text:soft-page-break/>datum</text:p>
            </text:list-item>
            <text:list-item>
              <text:p text:style-name="P11">Uhrzeit</text:p>
            </text:list-item>
            <text:list-item>
              <text:p text:style-name="P11">IP-Addressen</text:p>
            </text:list-item>
          </text:list>
        </text:list-item>
      </text:list>
      <text:list xml:id="list1295156268" text:style-name="L2">
        <text:list-item>
          <text:p text:style-name="P8">Files</text:p>
        </text:list-item>
        <text:list-item>
          <text:p text:style-name="P8">binary-log</text:p>
        </text:list-item>
        <text:list-item>
          <text:p text:style-name="P8">Trafic</text:p>
        </text:list-item>
      </text:list>
      <text:p text:style-name="P1">Request Header Parsen</text:p>
      <text:list xml:id="list1415191170" text:style-name="L3">
        <text:list-item>
          <text:p text:style-name="P7">Fehlerhafte header</text:p>
          <text:list>
            <text:list-item>
              <text:p text:style-name="P11">Verify request uri</text:p>
            </text:list-item>
          </text:list>
        </text:list-item>
      </text:list>
      <text:p text:style-name="P1">Proxy-Connector</text:p>
      <text:list xml:id="list207160904" text:style-name="L2">
        <text:list-item>
          <text:p text:style-name="P8">Stress-Test</text:p>
        </text:list-item>
      </text:list>
      <text:p text:style-name="P1">Error Response</text:p>
      <text:list xml:id="list1300362627" text:style-name="L2">
        <text:list-item>
          <text:p text:style-name="P10">HTTP Version (505 HTTP Version Not Supported) for major versions != 1</text:p>
        </text:list-item>
        <text:list-item>
          <text:p text:style-name="P10"/>
        </text:list-item>
      </text:list>
      <text:p text:style-name="P1">File Response implementation</text:p>
      <text:list xml:id="list1199348268" text:continue-list="list1899570692" text:style-name="L1">
        <text:list-item>
          <text:p text:style-name="P4">Network-Level-Tests</text:p>
          <text:list>
            <text:list-item>
              <text:p text:style-name="P4">Remote tests mit mehren clients</text:p>
            </text:list-item>
            <text:list-item>
              <text:p text:style-name="P4">Dokumentation / Laufzeit</text:p>
            </text:list-item>
          </text:list>
        </text:list-item>
      </text:list>
      <text:p text:style-name="P3">Bugs</text:p>
      <text:p text:style-name="P1">json::string::operator==/&lt; berücksichtigen encoding und escaping nicht</text:p>
      <text:p text:style-name="P1">Es fehlen Tests, die belegen, dass bei Communiation über Proxy, Timeouts mit dem Client anständig gehandhabt werden.</text:p>
      <text:p text:style-name="P1">Fehlermeldung bei HEAD request enthält wohl einen body.</text:p>
      <text:p text:style-name="P1">Wenn eine Request einen chunked body enthält, so kann es vorkommen, dass der Proxy über das Ende des bodies Teile des nächsten requests ließt (Request_body noch nicht implementiert).</text:p>
      <text:p text:style-name="P1">- Tritt beim Lesen eines Bodies ein Fehler auf, lässt sich nicht mit engem HTTP-Error</text:p>
      <text:p text:style-name="P1">Verbesserungen</text:p>
      <text:p text:style-name="P1">Puffer-Konzept für Lesen von Request und Body</text:p>
      <text:p text:style-name="P2">json::delta() arbeite ohne Heuristik</text:p>
      <text:p text:style-name="P2"/>
      <text:p text:style-name="P2"/>
      <text:p text:style-name="P2">ip.src == 192.168.178.23 and ip.dst == 192.168.178.24 or ip.src == 192.168.178.24 and ip.dst == 192.168.178.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Helvetica" svg:font-family="Helvetica"/>
    <style:font-face style:name="Monaco" svg:font-family="Monaco"/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2-05-03T17:29:44</dc:date>
    <meta:editing-duration>P9DT7H2M52S</meta:editing-duration>
    <meta:editing-cycles>7</meta:editing-cycles>
    <meta:document-statistic meta:table-count="0" meta:image-count="0" meta:object-count="0" meta:page-count="2" meta:paragraph-count="61" meta:word-count="256" meta:character-count="1848"/>
  </office:meta>
</office:document-meta>
</file>